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 columnalign="left">
          <mrow>
            <mi>x</mi>
            <mrow>
              <mspace width="2em"/>
              <mo stretchy="false">=</mo>
              <mspace width="2em"/>
            </mrow>
            <mi>A</mi>
            <mspace width="0.5em"/>
            <mi>sin</mi>
            <mrow>
              <mo fence="true" stretchy="false">(</mo>
              <mrow>
                <mrow>
                  <mi mathvariant="normal">ϑ</mi>
                  <mrow>
                    <mspace width="2em"/>
                    <mo stretchy="false">+</mo>
                    <mspace width="2em"/>
                  </mrow>
                  <mi mathvariant="normal">δ</mi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i>A</mi>
            <mspace width="0.5em"/>
            <mi>sin</mi>
            <mrow>
              <mo fence="true" stretchy="false">(</mo>
              <mrow>
                <mrow>
                  <mi mathvariant="normal">ω</mi>
                  <mspace width="0.5em"/>
                  <mi>t</mi>
                  <mrow>
                    <mspace width="2em"/>
                    <mo stretchy="false">+</mo>
                    <mspace width="2em"/>
                  </mrow>
                  <mi mathvariant="normal">δ</mi>
                </mrow>
              </mrow>
              <mo fence="true" stretchy="false">)</mo>
            </mrow>
          </mrow>
        </mtd>
      </mtr>
      <mtr>
        <mtd columnalign="left">
          <mrow>
            <mphantom>
              <mi>x</mi>
            </mphantom>
            <mrow>
              <mspace width="2em"/>
              <mo stretchy="false">=</mo>
              <mspace width="2em"/>
            </mrow>
            <mi>A</mi>
            <mspace width="0.5em"/>
            <mi>sin</mi>
            <mrow>
              <mo fence="true" stretchy="false">(</mo>
              <mrow>
                <mrow>
                  <mn>2</mn>
                  <mspace width="0.5em"/>
                  <mi mathvariant="normal">π</mi>
                  <mspace width="0.5em"/>
                  <mi>f</mi>
                  <mspace width="0.5em"/>
                  <mi>t</mi>
                  <mrow>
                    <mspace width="2em"/>
                    <mo stretchy="false">+</mo>
                    <mspace width="2em"/>
                  </mrow>
                  <mi mathvariant="normal">δ</mi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i>A</mi>
            <mspace width="0.5em"/>
            <mi>sin</mi>
            <mrow>
              <mo fence="true" stretchy="false">(</mo>
              <mrow>
                <mrow>
                  <mn>2</mn>
                  <mspace width="0.5em"/>
                  <mi mathvariant="normal">π</mi>
                  <mspace width="0.5em"/>
                  <mfrac>
                    <mi>t</mi>
                    <mi>T</mi>
                  </mfrac>
                  <mrow>
                    <mspace width="2em"/>
                    <mo stretchy="false">+</mo>
                    <mspace width="2em"/>
                  </mrow>
                  <mi mathvariant="normal">δ</mi>
                </mrow>
              </mrow>
              <mo fence="true" stretchy="false">)</mo>
            </mrow>
          </mrow>
        </mtd>
      </mtr>
    </mtable>
    <annotation encoding="StarMath 5.0">alignl x ~=~ A ` sin (%ivartheta ~+~ %idelta) 
~=~ A ` sin ( %iomega ` t ~+~ %idelta) newline 

alignl phantom {x} ~=~ A ` sin ( 2 ` %pi ` f ` t ~+~ %idelta) 
~=~ A ` sin ( 2 ` %pi ` {alignc t over T} ~+~ %idelta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5:00:10.446000000</meta:creation-date>
    <dc:date>2015-04-10T16:50:04.771000000</dc:date>
    <meta:editing-duration>PT6M17S</meta:editing-duration>
    <meta:editing-cycles>4</meta:editing-cycles>
    <meta:generator>LibreOffice/4.3.4.1$Windows_x86 LibreOffice_project/bc356b2f991740509f321d70e4512a6a54c5f243</meta:generator>
  </office:meta>
</office:document-meta>
</file>